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ucida Grande"/>
    </style:style>
    <style:style style:name="T3" style:family="text">
      <style:text-properties style:font-name="AdineKirnberg-Script"/>
    </style:style>
    <style:style style:name="T4" style:family="text">
      <style:text-properties style:font-name="LiSong Pro Light" fo:letter-spacing="0.0000in"/>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秉叡   |  2020.01.07 03:35   |   <text:a xlink:type="simple" xlink:href="http://palinfo.habago.org/Entry?Command=Information_PrintForum&amp;iPage=1#FORUM38369"><text:span text:style-name="T1">#</text:span></text:a></text:p>
      <text:p text:style-name="P3">以下是日本、韓國的政治如何被美國操控的一些文章和書籍，別以為當美國的小弟就很好過，天下沒有白吃的午餐這回事的。 <text:line-break/>＝＝＝＝＝＝＝＝＝＝＝＝＝＝＝＝＝＝＝＝＝＝＝＝＝＝ <text:line-break/>美国实质操控了日本和韩国的政治，这种说法是真的吗？ <text:line-break/><text:line-break/>https://www.zhihu.com/question/56928364/answer/905072733 <text:line-break/><text:line-break/><text:line-break/>揭秘韩国本质——美国是如何达成控制韩国实际权力的 <text:line-break/><text:line-break/>https://zhuanlan.zhihu.com/p/93123094 <text:line-break/><text:line-break/><text:line-break/>＝＝＝＝＝＝＝＝＝＝＝＝＝＝＝＝＝＝＝＝＝＝＝＝＝＝＝＝＝ <text:line-break/>戰後的日美同盟真相 <text:line-break/>戦後史の正体 <text:line-break/>作者： 孫崎享 <text:line-break/><text:line-break/>簡介： <text:line-break/><text:line-break/>日本只是美國全球戰略棋盤中的一顆棋子？ <text:line-break/>在日本有自主派和隨美派之分，那在臺灣呢？ <text:line-break/>今天的日本，會是明日的臺灣嗎？ <text:line-break/><text:line-break/><text:line-break/>　　★☆日本亞馬遜長居日本史銷售排行榜☆★ <text:line-break/>　　☆★日文版一年內再版9次，銷量超過22萬冊★☆ <text:line-break/>　　作者回顧日本戰後70年歷史發展的軌跡 <text:line-break/>　　深度剖析戰後日美關係 <text:line-break/>　　寫出一部簡單易懂的日本戰後史 <text:line-break/><text:line-break/>　　作者以淺顯易懂的方式，撰寫日本二戰後的歷史發展，以更為親民、好理解的方式了解美國在過去70年對日本的影響。「戰後」，是日本特有的歷史時代分野，以區別二次大戰戰敗以後，日本歷經佔領時期至今的歷史，因此有「戰後史」的研究。 <text:line-break/><text:line-break/>　　世人都以為日本是美國最重視的亞太盟友，但事實又是如何呢？ <text:line-break/><text:line-break/>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 <text:line-break/><text:line-break/>　　追隨美國的腳步，日本付出了許多代價： <text:line-break/>　　◆日本的外交政策只能根據美國的要求，棄臺灣還是選中國，日本無權選擇。 <text:line-break/>　　◆美蘇冷戰對峙時，美國要求日本大量購買反潛機圍堵蘇聯，還得自己買單。 <text:line-break/>　　◆全球反恐戰爭開打後，美國要求日本派兵去打日本沒有參與的戰爭。 <text:line-break/>　　◆金融海嘯爆發時，美國要求日本去填美國銀行連動債的破洞。 <text:line-break/><text:line-break/>　　這就是戰後的日美同盟真相。 <text:line-break/><text:line-break/>　　日本能有自主性？ <text:line-break/><text:line-break/>　　日本只是美國全球戰略棋盤中的一顆棋子，它是隨著美國的佈局變動而改變位置的。唯有認清這點，才能看透日美同盟，乃至於日本在國際政治中的位置。 <text:line-break/>　　作為最「忠實」的盟友，日本要隨時因應美國的需要出錢、出兵，甚至聲援美國的一切要求，包括支付經費維持駐日美軍基地的運作，甚至修改法律、軍援美國的盟友。 <text:line-break/>　　被視為「自主派」的政治人物，都會因為美國的干涉，很快地結束他們短暫的政權，反之可以執政更為長久。美國慣常以金援社運團體搞運動、司法抹黑等方式，搞垮一個政權，逼迫政治人物下台。 <text:line-break/><text:line-break/>　　給臺灣的借鏡 <text:line-break/><text:line-break/>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 <text:line-break/><text:line-break/>推薦 <text:line-break/><text:line-break/>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 孫崎 享 <text:line-break/><text:line-break/>　　此書通俗易通，將「戰後左右日本外交的最大動力是來自美國的壓力，以及日本國內對此的『自主』路線和『追隨』路線的爭辯」的議題貫穿始終，也許是本書易讀的原因。---- 琉球大學國際關係學者星野英一教授 <text:line-break/><text:line-break/><text:line-break/>詳細介紹： https://www.books.com.tw/products/0010722835?sloc=main <text:line-break/>＝＝＝＝＝＝＝＝＝＝＝＝＝＝＝＝＝＝＝＝＝＝＝＝＝＝＝＝＝＝＝＝＝＝＝＝＝＝＝＝＝＝＝＝ <text:line-break/><text:line-break/>非正常國家：透視美國對日本的支配結構 <text:line-break/>知ってはいけない 隠された日本支配の構造 <text:line-break/><text:line-break/>作者： 矢部宏治 <text:line-break/><text:line-break/>內容簡介 <text:line-break/><text:line-break/><text:line-break/>東京上方的天空，由美軍作主！ <text:line-break/>未經許可，日籍民航機一律禁止進入； <text:line-break/>美軍及其眷屬在日本全境享有治外法權， <text:line-break/>無論犯案下何種罪行，皆不受日本法律制裁…… <text:line-break/><text:line-break/>　　二戰結束迄今逾七十年， <text:line-break/>　　看似主權獨立的日本，為何依舊屈從美國？ <text:line-break/>　　究竟是何種協定束縛， <text:line-break/>　　將日本扭曲成身不由己的「軍事殖民地」？ <text:line-break/><text:line-break/>　　<text:span text:style-name="T2">►►</text:span>引爆日本民眾「亡國感」的暢銷話題作<text:span text:style-name="T3">◄◄</text:span><text:s/><text:line-break/>　　<text:span text:style-name="T2">►►</text:span>總結日本戰後歷史，直指現代日本的病因<text:span text:style-name="T3">◄◄</text:span><text:s/><text:line-break/>　　原著累印17萬冊！ <text:line-break/>　　日本亞馬遜分類榜持續熱銷中 <text:line-break/><text:line-break/>　　從世界各地的人們看來，日本毋庸置疑是個享有完整主權、憲政體制與國際外交的國家。但事實果真如此？這本上市兩年、持續穩坐日本亞馬遜排行榜的暢銷話題書，即將徹底顛覆你的印象！ <text:line-break/><text:line-break/>　　「一九四五年出生的我，與戰敗一同展開人生。我直到七十二歲才了解事實。」——日本網友讀後感 <text:line-break/><text:line-break/>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 <text:line-break/><text:line-break/>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 <text:line-break/><text:line-break/>　　★★讓日本民眾高呼「怎麼可能？」的5大驚人事實★★ <text:line-break/><text:line-break/>　　①東京的上空，不歸日本政府管轄，竟由美軍說了算？ <text:line-break/><text:line-break/>　　日本首都圈的上空是由美軍管轄的，日本飛機沒有美軍的許可，不得飛越該片空域。 <text:line-break/><text:line-break/>　　由於向美軍申請許可太過麻煩，因此日本航空和全日空的班機，只好以非常不自然的飛行航線，繞過這一片宛如巨大山脈的空域。同時讓班機集中降落在空域南邊的羽田和成田機場，形成十分危險的狀態。 <text:line-break/><text:line-break/>　　上述規定即使在緊急時刻也不得變通。例如飛機欲繞過前方的積雨雲，避免被冰雹或雷電擊中的風險，管制官仍會要求飛機按照原訂航線，不得進入橫田空域。 <text:line-break/><text:line-break/>　　②日本無國境！國家大門永遠美軍敞開 <text:line-break/><text:line-break/>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 <text:line-break/><text:line-break/>　　③要求日本放棄戰爭，卻又指示日本協助韓戰？ <text:line-break/><text:line-break/>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 <text:line-break/><text:line-break/>　　時至今日，對駐日美軍而言日本與韓國仍無國界可言，短短幾個小時就可以互相往來。在美軍眼中日本與韓國的差異在於——日本是後方基地，韓國則是前線戰地。 <text:line-break/><text:line-break/>　　④不只在日本境內享有特權，美軍還擁有跨越國境、發動戰爭的權利 <text:line-break/><text:line-break/>　　根據舊安保條約的第一條，日本給予美軍自由設置基地的權利，以及自由跨越國境攻擊別國的權利。更令人意外的是，在安保條約和地位協定中，並無「駐日美軍」的概念。這些條約和協定適用的對象，僅限於「在日本國內的美軍」——意即日本持續提供特權的對象，不光是「駐留在日本基地中的美軍」，還包括了「暫時前來日本基地的美軍」以及「通過日本領空和領海的美軍」，等同於所有的美軍都享有特權。 <text:line-break/><text:line-break/>　　⑤美軍在日本全境享有治外法權！即使軍機在首都圈墜落，日本檢警也無權干涉 <text:line-break/><text:line-break/>　　自二○二○年開始，東京西部的橫田基地將配置十架高事故率的魚鷹式傾轉旋翼機（CV-22），進行正式的低空飛行和空中加油訓練。由於被喻為高級住宅區的世田谷區、杉並區、練馬區、武藏野市等，幾乎都在橫田空域範圍內，屆時首都圈發生軍機墜落意外，恐怕不足為奇。 <text:line-break/><text:line-break/>　　萬一美軍軍機真的在首都圈墜落，造成日本國民傷亡，該怎麼處置？ <text:line-break/><text:line-break/>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 <text:line-break/><text:line-break/>https://www.books.com.tw/products/0010836661?loc=P_0002_021 </text:p>
      <text:p text:style-name="P2">陳真   |  2020.01.07 02:20   |   <text:a xlink:type="simple" xlink:href="http://palinfo.habago.org/Entry?Command=Information_PrintForum&amp;iPage=1#FORUM38368"><text:span text:style-name="T1">#</text:span></text:a></text:p>
      <text:p text:style-name="P4">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text:p text:style-name="P5"><text:span text:style-name="T4">周舟</text:span><text:span text:style-name="T5"><text:s/>  |  2020.01.06 21:04   |   </text:span><text:a xlink:type="simple" xlink:href="http://palinfo.habago.org/Entry?Command=Information_PrintForum&amp;iPage=1#FORUM38367"><text:span text:style-name="T6">#</text:span></text:a></text:p>
      <text:p text:style-name="P6"><text:span text:style-name="T5">雁默是台灣人，我卻是在對岸平台發現他的文章，觀點和一般台灣政治評論員不同，對大陸的理解更深刻。我是他的粉絲，每隔幾天就上觀察者網看看他的專欄新文。</text:span><text:span text:style-name="T7"><text:line-break/>https://user.guancha.cn/user/personal-homepage?uid=219244</text:span></text:p>
      <text:p text:style-name="P5"><text:span text:style-name="T4">陳真</text:span><text:span text:style-name="T5"><text:s/>  |  2020.01.06 20:08   |   </text:span><text:a xlink:type="simple" xlink:href="http://palinfo.habago.org/Entry?Command=Information_PrintForum&amp;iPage=1#FORUM38366"><text:span text:style-name="T6">#</text:span></text:a></text:p>
      <text:p text:style-name="P7"><text:span text:style-name="T5">這篇寫得不錯。底下略有刪減，全文請看：</text:span><text:span text:style-name="T7">https://www.storm.mg/article/2114066 <text:line-break/><text:line-break/></text:span><text:span text:style-name="T5">陳真</text:span><text:span text:style-name="T7"><text:s/>2019. 01. 06.<text:line-break/><text:line-break/>===========================<text:line-break/></text:span><text:span text:style-name="T5">觀點投書：豢養網軍的蔡英文，單純善良？</text:span><text:span text:style-name="T7"><text:line-break/><text:line-break/></text:span><text:span text:style-name="T5">雁默</text:span><text:span text:style-name="T7"> 2019-12-30 <text:line-break/><text:line-break/></text:span><text:span text:style-name="T5">豢養網軍攻擊政敵的蔡英文，怎麼可能單純善良？（顏麟宇攝）</text:span><text:span text:style-name="T7"><text:line-break/><text:line-break/></text:span><text:span text:style-name="T5">撰寫此文時，「博恩夜夜秀」專訪韓國瑜節目播出還不滿</text:span><text:span text:style-name="T7">2</text:span><text:span text:style-name="T5">天，點閱人數已</text:span><text:span text:style-name="T7">259.3</text:span><text:span text:style-name="T5">萬，數字還在不斷快速升高，</text:span><text:span text:style-name="T7">3</text:span><text:span text:style-name="T5">小時後已</text:span><text:span text:style-name="T7">271.9</text:span><text:span text:style-name="T5">萬，看起來</text:span><text:span text:style-name="T7">3</text:span><text:span text:style-name="T5">日內應該能破</text:span><text:span text:style-name="T7">350</text:span><text:span text:style-name="T5">萬。選前約</text:span><text:span text:style-name="T7">2</text:span><text:span text:style-name="T5">週多一點，年輕選民又重新認識了韓國瑜，選情也滑向逆轉軌道上。</text:span><text:span text:style-name="T7">(</text:span><text:span text:style-name="T5">略</text:span><text:span text:style-name="T7">)<text:line-break/><text:line-break/></text:span><text:span text:style-name="T5">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7"><text:line-break/><text:line-break/></text:span><text:span text:style-name="T5">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7"><text:line-break/><text:line-break/></text:span><text:span text:style-name="T5">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7"><text:line-break/><text:line-break/></text:span><text:span text:style-name="T5">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7"><text:line-break/><text:line-break/></text:span><text:span text:style-name="T5">該醒醒了，民進黨養網軍在暗中鬥爭異己的資源，還不都是我們的錢？你信民進黨政客會自己掏腰包？你信富家女蔡英文會自己掏腰包？那你是只長橫肉不長腦的網紅？還是肥貓一員？</text:span><text:span text:style-name="T7"><text:line-break/><text:line-break/></text:span><text:span text:style-name="T5">韓國瑜在第二次政見會時，抨擊蔡英文「建立網軍</text:span><text:span text:style-name="T7">199</text:span><text:span text:style-name="T5">吃到飽」，蔡有沒有拿出具題佐證反擊之？沒有，唯獨此事，她異乎尋常地</text:span><text:span text:style-name="T7">Mute</text:span><text:span text:style-name="T5">，不沾鍋就沒事了嗎？</text:span><text:span text:style-name="T7"><text:line-break/><text:line-break/></text:span><text:span text:style-name="T5">講個笑話：蔡英文單純善良</text:span><text:span text:style-name="T7">............</text:span><text:span text:style-name="T5">。這話也說得出口，若非反諷，韓國瑜可能長了「愛與包容癌」。</text:span><text:span text:style-name="T7"><text:line-break/><text:line-break/></text:span><text:span text:style-name="T5">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7"><text:line-break/><text:line-break/></text:span><text:span text:style-name="T5">賴，呂，柯，都是阻礙蔡英文連任的路邊大石。以前陳水扁還自己親手搬開大石，現在蔡英文僅需網軍黑手代勞？一切網路化作業，腐敗升級就對了？</text:span><text:span text:style-name="T7">(</text:span><text:span text:style-name="T5">略</text:span><text:span text:style-name="T7">)<text:line-break/><text:line-break/></text:span><text:span text:style-name="T5">別忘了，這一切，都是蘇啟誠以生命控訴換來的。</text:span><text:span text:style-name="T7"><text:line-break/><text:line-break/></text:span><text:span text:style-name="T5">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7"><text:line-break/><text:line-break/></text:span><text:span text:style-name="T5">至於時力，被玩到除了與柯決裂，內部大將也遭大綠收編，現在挺蔡挺到剖心肝，黃國昌還興沖沖找大綠東廠派怪手猛挖韓岳父砂石場。一個已裂無可裂小黨，說實話，目前選情很好嗎，昌神？</text:span><text:span text:style-name="T7"><text:line-break/><text:line-break/></text:span><text:span text:style-name="T5">根據「耀正毅」</text:span><text:span text:style-name="T7">3</text:span><text:span text:style-name="T5">人組的說法，民進黨網軍可謂組織嚴密，手段多樣，目標明確，而且資源無虞。其資金來源疑似有三</text:span><text:span text:style-name="T7">: </text:span><text:span text:style-name="T5">民進黨政黨補助款，政府標案，特定公司補助。而這三大來源，沒有一項不是民脂民膏，不是嗎？蘇貞昌要不要再「哼」一次給國人看看？</text:span><text:span text:style-name="T7"><text:line-break/><text:line-break/></text:span><text:span text:style-name="T5">腐敗證據確鑿，蔡英文的回應卻是「邱毅的話能信嗎？」。</text:span><text:span text:style-name="T7"><text:line-break/><text:line-break/></text:span><text:span text:style-name="T5">秉皇上，邱毅的意識形態，品格，信用，長相與他手中的證據一點關係也沒有，請回應證據，而不是反過來質疑揭弊者人格。</text:span><text:span text:style-name="T7"><text:line-break/><text:line-break/></text:span><text:span text:style-name="T5">按目前「耀正毅」揭發的網軍政商結構，正是不折不扣的「魔獸世界」，地下東廠，而民進黨想以「反滲透法」來遮蓋自身腐敗，我就想問台灣人民一句</text:span><text:span text:style-name="T7">: </text:span><text:span text:style-name="T5">到底是共產黨在吃你納稅錢養東廠，還是民進黨？</text:span><text:span text:style-name="T7"><text:line-break/><text:line-break/></text:span><text:span text:style-name="T5">民進黨從你口袋掏錢，再用這筆錢養網軍洗腦你，好讓自己連任繼續掏你口袋，請問，你的口袋是有多深？繼續投綠，腦袋是有多笨？</text:span><text:span text:style-name="T7"><text:line-break/><text:line-break/></text:span><text:span text:style-name="T5">「耀正毅」</text:span><text:span text:style-name="T7">3</text:span><text:span text:style-name="T5">人組在這幾年根本是無權無勢的「浪人」，蔡英文才是大權一把抓的幕府大將軍，將軍弊端遭浪人揭發，卻還有人在社群網站號召，意圖暴力攻擊邱毅與其家人，難道將軍腐敗，罪在浪人？</text:span><text:span text:style-name="T7"><text:line-break/><text:line-break/></text:span><text:span text:style-name="T5">再笑一次：蔡英文單純善良。</text:span><text:span text:style-name="T7"><text:line-break/><text:line-break/></text:span><text:span text:style-name="T5">＊作者為自由撰稿人</text:span></text:p>
      <text:p text:style-name="P5"><text:span text:style-name="T4">陳真</text:span><text:span text:style-name="T5"><text:s/>  |  2020.01.06 19:41   |   </text:span><text:a xlink:type="simple" xlink:href="http://palinfo.habago.org/Entry?Command=Information_PrintForum&amp;iPage=1#FORUM38365"><text:span text:style-name="T6">#</text:span></text:a></text:p>
      <text:p text:style-name="P6"><text:span text:style-name="T5">萬康，</text:span><text:span text:style-name="T7"><text:line-break/><text:line-break/></text:span><text:span text:style-name="T5">就事論事，若有冒犯，還請原諒。</text:span><text:span text:style-name="T7"><text:line-break/><text:line-break/></text:span><text:span text:style-name="T5">任何人去到那些被美國</text:span><text:span text:style-name="T7"><text:s/>"</text:span><text:span text:style-name="T5">民主輸入</text:span><text:span text:style-name="T7">" </text:span><text:span text:style-name="T5">的國家，都有成為暴力犯罪受害者的高度風險。</text:span><text:span text:style-name="T7"><text:line-break/><text:line-break/></text:span><text:span text:style-name="T5">比方說伊拉克，原本整個國家逐漸步上正軌，社會趨穩，公衛設施在中東更是首屈一指，新生兒死亡率偏低，意味著一種良好的公衛狀況。</text:span><text:span text:style-name="T7"><text:line-break/><text:line-break/></text:span><text:span text:style-name="T5">但是，海珊不太聽美國把拔的話，竟然在</text:span><text:span text:style-name="T7">2002</text:span><text:span text:style-name="T5">年年底準備要以歐元做為儲備貨幣，並宣布說聯合國之</text:span><text:span text:style-name="T7"><text:s/>"</text:span><text:span text:style-name="T5">以油換糧</text:span><text:span text:style-name="T7">" </text:span><text:span text:style-name="T5">計畫將一併改為歐元計價。</text:span><text:span text:style-name="T7"><text:line-break/><text:line-break/></text:span><text:span text:style-name="T5">隔年，美國就入侵、血洗了伊拉克，吊死海珊，上百萬人淪為戰爭亡魂。</text:span><text:span text:style-name="T7"><text:line-break/><text:line-break/></text:span><text:span text:style-name="T5">海珊過去是美國口中的</text:span><text:span text:style-name="T7"><text:s/>"</text:span><text:span text:style-name="T5">民主鬥士</text:span><text:span text:style-name="T7">"</text:span><text:span text:style-name="T5">，但是因為太不聽話，很快就變成</text:span><text:span text:style-name="T7"><text:s/>"</text:span><text:span text:style-name="T5">恐怖份子</text:span><text:span text:style-name="T7">"</text:span><text:span text:style-name="T5">，伊拉克則被美國點名為</text:span><text:span text:style-name="T7"><text:s/>"</text:span><text:span text:style-name="T5">邪惡軸心國</text:span><text:span text:style-name="T7">" </text:span><text:span text:style-name="T5">的</text:span><text:span text:style-name="T7"><text:s/>"</text:span><text:span text:style-name="T5">榜首</text:span><text:span text:style-name="T7">"</text:span><text:span text:style-name="T5">。</text:span><text:span text:style-name="T7"><text:line-break/><text:line-break/></text:span><text:span text:style-name="T5">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7"><text:line-break/><text:line-break/></text:span><text:span text:style-name="T5">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7"> <text:line-break/><text:line-break/></text:span><text:span text:style-name="T5">美軍入侵時，甚至還特別</text:span><text:span text:style-name="T7"><text:s/>"</text:span><text:span text:style-name="T5">開放</text:span><text:span text:style-name="T7">" </text:span><text:span text:style-name="T5">具有人類文明重要價值的伊拉克博物館供大家搶，而故意不加以阻止。布希讚賞說</text:span><text:span text:style-name="T7"><text:s/>"</text:span><text:span text:style-name="T5">自由就是這麼一回事</text:span><text:span text:style-name="T7">"</text:span><text:span text:style-name="T5">，並說這是追求自由的代價。</text:span><text:span text:style-name="T7"><text:line-break/><text:line-break/></text:span><text:span text:style-name="T5">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7">MSF</text:span><text:span text:style-name="T5">，有時連自身也會被炸被殺。根據各項鐵證，美國就曾多次蓄意轟炸</text:span><text:span text:style-name="T7"><text:s/>MSF </text:span><text:span text:style-name="T5">的醫療院所，甚至把一整個醫院幾十個醫護人員全殺掉。</text:span><text:span text:style-name="T7"><text:line-break/><text:line-break/></text:span><text:span text:style-name="T5">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7"><text:line-break/><text:line-break/></text:span><text:span text:style-name="T5">他們並非無知，他們完全知道危險，但仍然還是為所當為。如果你了解他們，就不會以為他們只是什麼被無端扯入的倒霉鬼似的。</text:span><text:span text:style-name="T7"><text:line-break/><text:line-break/></text:span><text:span text:style-name="T5">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5"><text:span text:style-name="T4">謝穎芝</text:span><text:span text:style-name="T5"><text:s/>  |  2020.01.06 17:08   |   </text:span><text:a xlink:type="simple" xlink:href="http://palinfo.habago.org/Entry?Command=Information_PrintForum&amp;iPage=1#FORUM38364"><text:span text:style-name="T6">#</text:span></text:a></text:p>
      <text:p text:style-name="P7"><text:span text:style-name="T5">林靜儀的「統一言論叛國說」打臉了蔡啥洨的「維持現狀論」，綠渣亂黨東騙西騙，無奈就是有一堆蠢蛋會買單，真是無言～</text:span></text:p>
      <text:p text:style-name="P2">張萬康   |  2020.01.06 15:05   |   <text:a xlink:type="simple" xlink:href="http://palinfo.habago.org/Entry?Command=Information_PrintForum&amp;iPage=1#FORUM38363"><text:span text:style-name="T1">#</text:span></text:a></text:p>
      <text:p text:style-name="P3">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2">鄭豐遠   |  2020.01.06 11:52   |   <text:a xlink:type="simple" xlink:href="http://palinfo.habago.org/Entry?Command=Information_PrintForum&amp;iPage=1#FORUM38362"><text:span text:style-name="T1">#</text:span></text:a></text:p>
      <text:p text:style-name="P4">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2">陳真   |  2020.01.06 11:49   |   <text:a xlink:type="simple" xlink:href="http://palinfo.habago.org/Entry?Command=Information_PrintForum&amp;iPage=1#FORUM38361"><text:span text:style-name="T1">#</text:span></text:a></text:p>
      <text:p text:style-name="P3">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text:a xlink:type="simple" xlink:href="https://www.nzz.ch/feuilleton/die-doppelmoral-der-amerikanischen-medien-ld.1530254">https://www.nzz.ch/feuilleton/die-doppelmoral-der-amerikanischen-medien-ld.1530254</text:a><text:line-break/><text:line-break/>---- <text:line-break/>[中文版本 by 橙訊] <text:line-break/><text:line-break/>瑞士主流媒體引大量數據　揭美國媒體在涉香港報導上嚴重「雙標」 <text:line-break/><text:a xlink:type="simple" xlink:href="http://www.orangenews.hk/news/system/2020/01/03/010135857.shtml">http://www.orangenews.hk/news/system/2020/01/03/010135857.shtml</text:a><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4">陳真</text:span><text:span text:style-name="T5"><text:s/>  |  2020.01.04 03:48   |   </text:span><text:a xlink:type="simple" xlink:href="http://palinfo.habago.org/Entry?Command=Information_PrintForum#FORUM38348"><text:span text:style-name="T6">#</text:span></text:a></text:p>
      <text:p text:style-name="P6"><text:span text:style-name="T5">卡韓政變</text:span><text:span text:style-name="T7"><text:s/>(223)</text:span><text:span text:style-name="T5">：黑鷹為何失事？</text:span><text:span text:style-name="T7"><text:line-break/><text:line-break/></text:span><text:span text:style-name="T5">陳真</text:span><text:span text:style-name="T7"><text:s/>2020. 1. 4.<text:line-break/><text:line-break/><text:line-break/></text:span><text:span text:style-name="T5">美國賣給台灣的黑鷹直升機，號稱「直升機界的勞斯萊斯」，一台要價</text:span><text:span text:style-name="T7">14</text:span><text:span text:style-name="T5">億，卻兩年掉兩架，失事率相當高。這不是很奇怪嗎？這可以用「單純意外」來解釋嗎？更奇怪的是為何會剛好發生在這個總統大選的關鍵時間點？</text:span><text:span text:style-name="T7"><text:line-break/><text:line-break/></text:span><text:span text:style-name="T5">過去幾十年從未這麼「愛台灣」的苦苓，這兩年突然變得綠油油。他表示，「很可能會有關於『黑鷹事件』的謠言或是陰謀論出現！」，因此呼籲「政府應第一時間闢謠，檢調要第一時間抓人，萬萬不可輕忽！」</text:span><text:span text:style-name="T7"><text:line-break/><text:line-break/></text:span><text:span text:style-name="T5">若真要第一時間逮人，苦苓這樣的「呼籲」第一個就應被逮，因為這就是在「帶風向」，預設立場認定綠營不會造謠，而是「闢謠者」。這很荒唐，因為二十幾年來，民進黨及綠媒幾乎每天就是抹黑造謠。</text:span><text:span text:style-name="T7"><text:line-break/><text:line-break/></text:span><text:span text:style-name="T5">事發後，一些綠媒馬上把箭頭指向是「中國暗殺」。更卑鄙齷齪的是，</text:span><text:span text:style-name="T7">AIT </text:span><text:span text:style-name="T5">及美國參謀長竟然違反常態，第一時間紛紛發文悼念罹難的參謀總長沈一鳴，說他是「對抗中國威脅的重要人物」！這話是什麼意思，不言可喻。</text:span><text:span text:style-name="T7"><text:line-break/><text:line-break/></text:span><text:span text:style-name="T5">緊接著，美國幾乎所有主流媒體突然如此重視台灣，全都在事發後幾小時內大幅報導。</text:span><text:span text:style-name="T7">AIT </text:span><text:span text:style-name="T5">居然還降半旗！媽的，如果這不是帶風向，什麼是帶風向？</text:span><text:span text:style-name="T7"><text:line-break/><text:line-break/></text:span><text:span text:style-name="T5">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7"><text:line-break/><text:line-break/></text:span><text:span text:style-name="T5">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7"><text:line-break/><text:line-break/></text:span><text:span text:style-name="T5">各位還記得十一月發生的玻利維亞軍事政變吧？總統莫拉萊斯被美國</text:span><text:span text:style-name="T7"><text:s/>CIA </text:span><text:span text:style-name="T5">所支持的極右派武裝勢力趕下台之前幾天，所搭乘之直升機突然空中故障，機械人為受損，差點喪命。莫拉萊斯認定這是一次暗殺。事實上，美國才是不斷在全世界各地搞暗殺的恐怖主義份子。</text:span><text:span text:style-name="T7"><text:line-break/><text:line-break/></text:span><text:span text:style-name="T5">結論是：</text:span><text:span text:style-name="T7"><text:line-break/><text:line-break/></text:span><text:span text:style-name="T5">一，我並非說這件事就是美國幹的。但是，如果美國和綠營硬要誣賴或影射對岸所為，那麼，依其邏輯，我們更應該把懷疑的箭頭指向美國才對。</text:span><text:span text:style-name="T7"><text:line-break/><text:line-break/></text:span><text:span text:style-name="T5">二，陰謀論通常不足採信，但懷疑論卻往往具有一定的現實基礎。造謠是不對的，但懷疑卻很合理；我不相信政治上會有那麼多「偶然」。</text:span><text:span text:style-name="T7"><text:line-break/><text:line-break/></text:span><text:span text:style-name="T5">三，在這件事情上，如果你可以懷疑那根本無可懷疑的中國大陸，那我們為何不能懷疑那事實上相當可疑而且類似之暗殺前科根本罄竹難書的美國？</text:span></text:p>
      <text:p text:style-name="P5"><text:span text:style-name="T4">阿海</text:span><text:span text:style-name="T5"><text:s/>  |  2020.01.03 18:57   |   </text:span><text:a xlink:type="simple" xlink:href="http://palinfo.habago.org/Entry?Command=Information_PrintForum#FORUM38347"><text:span text:style-name="T6">#</text:span></text:a></text:p>
      <text:p text:style-name="P7"><text:span text:style-name="T5">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4">陳真</text:span><text:span text:style-name="T5"><text:s/>  |  2020.01.01 12:03   |   </text:span><text:a xlink:type="simple" xlink:href="http://palinfo.habago.org/Entry?Command=Information_PrintForum&amp;iPage=1#FORUM38335"><text:span text:style-name="T6">#</text:span></text:a></text:p>
      <text:p text:style-name="P6"><text:span text:style-name="T5">更正：</text:span><text:span text:style-name="T7"><text:line-break/><text:line-break/></text:span><text:span text:style-name="T5">重返戒嚴內文提到解嚴</text:span><text:span text:style-name="T7">30</text:span><text:span text:style-name="T5">周年，</text:span><text:span text:style-name="T7">2007</text:span><text:span text:style-name="T5">年應為</text:span><text:span text:style-name="T7">20</text:span><text:span text:style-name="T5">周年才對。若有轉載或轉寄，煩請更正。謝謝。</text:span><text:span text:style-name="T7"><text:line-break/><text:line-break/></text:span><text:span text:style-name="T5">陳真</text:span></text:p>
      <text:p text:style-name="P5"><text:span text:style-name="T4">謝穎芝</text:span><text:span text:style-name="T5"><text:s/>  |  2020.01.01 12:02   |   </text:span><text:a xlink:type="simple" xlink:href="http://palinfo.habago.org/Entry?Command=Information_PrintForum&amp;iPage=1#FORUM38334"><text:span text:style-name="T6">#</text:span></text:a></text:p>
      <text:p text:style-name="P7"><text:span text:style-name="T5">從昨晚這個網站就連不上，</text:span><text:span text:style-name="T7"><text:line-break/></text:span><text:span text:style-name="T5">是不是又遭受</text:span><text:span text:style-name="T7"><text:s/>DoS </text:span><text:span text:style-name="T5">攻擊了？</text:span><text:span text:style-name="T7"><text:line-break/></text:span><text:span text:style-name="T5">網頁一直回覆「伺服器沒有回應」或出現「</text:span><text:span text:style-name="T7">palinfo.habago.org </text:span><text:span text:style-name="T5">回應時間過長」⋯</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